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hor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[.D5]/([.D5]+[.E5])" office:value-type="float" office:value="0.991452991452992" calcext:value-type="float">
            <text:p>0.9914529915</text:p>
          </table:table-cell>
          <table:table-cell table:style-name="ce2" table:formula="of:=[.D5]/([.D5]+[.F5])" office:value-type="float" office:value="0.736507936507937" calcext:value-type="float">
            <text:p>0.7365079365</text:p>
          </table:table-cell>
          <table:table-cell table:style-name="ce2" table:formula="of:=2*([.G5]*[.H5])/([.G5]+[.H5])" office:value-type="float" office:value="0.845173041894353" calcext:value-type="float">
            <text:p>0.84517304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float" office:value="589" calcext:value-type="float">
            <text:p>589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style-name="ce2" table:formula="of:=[.D6]/([.D6]+[.E6])" office:value-type="float" office:value="0.837837837837838" calcext:value-type="float">
            <text:p>0.8378378378</text:p>
          </table:table-cell>
          <table:table-cell table:formula="of:=[.D6]/([.D6]+[.F6])" office:value-type="float" office:value="0.911764705882353" calcext:value-type="float">
            <text:p>0.9117647059</text:p>
          </table:table-cell>
          <table:table-cell table:formula="of:=2*([.G6]*[.H6])/([.G6]+[.H6])" office:value-type="float" office:value="0.873239436619718" calcext:value-type="float">
            <text:p>0.8732394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2" table:formula="of:=[.D7]/([.D7]+[.E7])" office:value-type="float" office:value="0.827272727272727" calcext:value-type="float">
            <text:p>0.8272727273</text:p>
          </table:table-cell>
          <table:table-cell table:formula="of:=[.D7]/([.D7]+[.F7])" office:value-type="float" office:value="0.722222222222222" calcext:value-type="float">
            <text:p>0.7222222222</text:p>
          </table:table-cell>
          <table:table-cell table:formula="of:=2*([.G7]*[.H7])/([.G7]+[.H7])" office:value-type="float" office:value="0.771186440677966" calcext:value-type="float">
            <text:p>0.7711864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8]/([.D8]+[.E8])" office:value-type="float" office:value="0.926829268292683" calcext:value-type="float">
            <text:p>0.9268292683</text:p>
          </table:table-cell>
          <table:table-cell table:formula="of:=[.D8]/([.D8]+[.F8])" office:value-type="float" office:value="0.835164835164835" calcext:value-type="float">
            <text:p>0.8351648352</text:p>
          </table:table-cell>
          <table:table-cell table:formula="of:=2*([.G8]*[.H8])/([.G8]+[.H8])" office:value-type="float" office:value="0.878612716763006" calcext:value-type="float">
            <text:p>0.8786127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ge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9]/([.D9]+[.E9])" office:value-type="float" office:value="0.540540540540541" calcext:value-type="float">
            <text:p>0.5405405405</text:p>
          </table:table-cell>
          <table:table-cell table:formula="of:=[.D9]/([.D9]+[.F9])" office:value-type="float" office:value="0.833333333333333" calcext:value-type="float">
            <text:p>0.8333333333</text:p>
          </table:table-cell>
          <table:table-cell table:formula="of:=2*([.G9]*[.H9])/([.G9]+[.H9])" office:value-type="float" office:value="0.655737704918033" calcext:value-type="float">
            <text:p>0.6557377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erence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D10]/([.D10]+[.E10])" office:value-type="float" office:value="0.738589211618257" calcext:value-type="float">
            <text:p>0.7385892116</text:p>
          </table:table-cell>
          <table:table-cell table:formula="of:=[.D10]/([.D10]+[.F10])" office:value-type="float" office:value="0.951871657754011" calcext:value-type="float">
            <text:p>0.9518716578</text:p>
          </table:table-cell>
          <table:table-cell table:formula="of:=2*([.G10]*[.H10])/([.G10]+[.H10])" office:value-type="float" office:value="0.831775700934579" calcext:value-type="float">
            <text:p>0.831775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11]/([.D11]+[.E11])" office:value-type="float" office:value="0.653846153846154" calcext:value-type="float">
            <text:p>0.6538461538</text:p>
          </table:table-cell>
          <table:table-cell table:style-name="ce2" table:formula="of:=[.D11]/([.D11]+[.F11])" office:value-type="float" office:value="0.80952380952381" calcext:value-type="float">
            <text:p>0.8095238095</text:p>
          </table:table-cell>
          <table:table-cell table:formula="of:=2*([.G11]*[.H11])/([.G11]+[.H11])" office:value-type="float" office:value="0.723404255319149" calcext:value-type="float">
            <text:p>0.7234042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s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table:formula="of:=[.D12]/([.D12]+[.E12])" office:value-type="float" office:value="0.666666666666667" calcext:value-type="float">
            <text:p>0.6666666667</text:p>
          </table:table-cell>
          <table:table-cell table:formula="of:=[.D12]/([.D12]+[.F12])" office:value-type="float" office:value="0.142857142857143" calcext:value-type="float">
            <text:p>0.1428571429</text:p>
          </table:table-cell>
          <table:table-cell table:formula="of:=2*([.G12]*[.H12])/([.G12]+[.H12])" office:value-type="float" office:value="0.235294117647059" calcext:value-type="float">
            <text:p>0.2352941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table:formula="of:=[.D14]/([.D14]+[.E14])" office:value-type="float" office:value="0.803571428571429" calcext:value-type="float">
            <text:p>0.8035714286</text:p>
          </table:table-cell>
          <table:table-cell table:style-name="ce2" table:formula="of:=[.D14]/([.D14]+[.F14])" office:value-type="float" office:value="0.957446808510638" calcext:value-type="float">
            <text:p>0.9574468085</text:p>
          </table:table-cell>
          <table:table-cell table:style-name="ce2" table:formula="of:=2*([.G14]*[.H14])/([.G14]+[.H14])" office:value-type="float" office:value="0.87378640776699" calcext:value-type="float">
            <text:p>0.873786407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number-columns-repeated="3"/>
          <table:table-cell table:style-name="ce3" table:formula="of:=AVERAGE([.G5:.G14])" office:value-type="float" office:value="0.776289647344365" calcext:value-type="float">
            <text:p>0.7762896473</text:p>
          </table:table-cell>
          <table:table-cell table:formula="of:=AVERAGE([.H5:.H14])" office:value-type="float" office:value="0.766743605750698" calcext:value-type="float">
            <text:p>0.7667436058</text:p>
          </table:table-cell>
          <table:table-cell table:formula="of:=AVERAGE([.I5:.I14])" office:value-type="float" office:value="0.743134424726762" calcext:value-type="float">
            <text:p>0.743134424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49 Bibliografi yang telah diekstraks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Adde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hor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2" table:formula="of:=[.D21]/([.D21]+[.E21])" office:value-type="float" office:value="0.994565217391304" calcext:value-type="float">
            <text:p>0.9945652174</text:p>
          </table:table-cell>
          <table:table-cell table:formula="of:=[.D21]/([.D21]+[.F21])" office:value-type="float" office:value="0.67032967032967" calcext:value-type="float">
            <text:p>0.6703296703</text:p>
          </table:table-cell>
          <table:table-cell table:formula="of:=2*([.G21]*[.H21])/([.G21]+[.H21])" office:value-type="float" office:value="0.800875273522976" calcext:value-type="float">
            <text:p>0.8008752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float" office:value="563" calcext:value-type="float">
            <text:p>563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table:formula="of:=[.D22]/([.D22]+[.E22])" office:value-type="float" office:value="0.835311572700297" calcext:value-type="float">
            <text:p>0.8353115727</text:p>
          </table:table-cell>
          <table:table-cell table:style-name="ce2" table:formula="of:=[.D22]/([.D22]+[.F22])" office:value-type="float" office:value="0.918433931484502" calcext:value-type="float">
            <text:p>0.9184339315</text:p>
          </table:table-cell>
          <table:table-cell table:style-name="ce2" table:formula="of:=2*([.G22]*[.H22])/([.G22]+[.H22])" office:value-type="float" office:value="0.874902874902875" calcext:value-type="float">
            <text:p>0.8749028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D23]/([.D23]+[.E23])" office:value-type="float" office:value="0.826086956521739" calcext:value-type="float">
            <text:p>0.8260869565</text:p>
          </table:table-cell>
          <table:table-cell table:style-name="ce2" table:formula="of:=[.D23]/([.D23]+[.F23])" office:value-type="float" office:value="0.752475247524752" calcext:value-type="float">
            <text:p>0.7524752475</text:p>
          </table:table-cell>
          <table:table-cell table:style-name="ce2" table:formula="of:=2*([.G23]*[.H23])/([.G23]+[.H23])" office:value-type="float" office:value="0.787564766839378" calcext:value-type="float">
            <text:p>0.787564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[.D24]/([.D24]+[.E24])" office:value-type="float" office:value="0.986301369863014" calcext:value-type="float">
            <text:p>0.9863013699</text:p>
          </table:table-cell>
          <table:table-cell table:style-name="ce2" table:formula="of:=[.D24]/([.D24]+[.F24])" office:value-type="float" office:value="0.947368421052632" calcext:value-type="float">
            <text:p>0.9473684211</text:p>
          </table:table-cell>
          <table:table-cell table:style-name="ce2" table:formula="of:=2*([.G24]*[.H24])/([.G24]+[.H24])" office:value-type="float" office:value="0.966442953020134" calcext:value-type="float">
            <text:p>0.9664429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ges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2" table:formula="of:=[.D25]/([.D25]+[.E25])" office:value-type="float" office:value="0.648648648648649" calcext:value-type="float">
            <text:p>0.6486486486</text:p>
          </table:table-cell>
          <table:table-cell table:style-name="ce2" table:formula="of:=[.D25]/([.D25]+[.F25])" office:value-type="float" office:value="0.923076923076923" calcext:value-type="float">
            <text:p>0.9230769231</text:p>
          </table:table-cell>
          <table:table-cell table:style-name="ce2" table:formula="of:=2*([.G25]*[.H25])/([.G25]+[.H25])" office:value-type="float" office:value="0.761904761904762" calcext:value-type="float">
            <text:p>0.7619047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erence</text:p>
          </table:table-cell>
          <table:table-cell office:value-type="float" office:value="182" calcext:value-type="float">
            <text:p>18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2" table:formula="of:=[.D26]/([.D26]+[.E26])" office:value-type="float" office:value="0.777777777777778" calcext:value-type="float">
            <text:p>0.7777777778</text:p>
          </table:table-cell>
          <table:table-cell table:style-name="ce2" table:formula="of:=[.D26]/([.D26]+[.F26])" office:value-type="float" office:value="0.978494623655914" calcext:value-type="float">
            <text:p>0.9784946237</text:p>
          </table:table-cell>
          <table:table-cell table:style-name="ce2" table:formula="of:=2*([.G26]*[.H26])/([.G26]+[.H26])" office:value-type="float" office:value="0.866666666666667" calcext:value-type="float">
            <text:p>0.8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[.D27]/([.D27]+[.E27])" office:value-type="float" office:value="0.944444444444444" calcext:value-type="float">
            <text:p>0.9444444444</text:p>
          </table:table-cell>
          <table:table-cell table:style-name="ce2" table:formula="of:=[.D27]/([.D27]+[.F27])" office:value-type="float" office:value="0.80952380952381" calcext:value-type="float">
            <text:p>0.8095238095</text:p>
          </table:table-cell>
          <table:table-cell table:style-name="ce2" table:formula="of:=2*([.G27]*[.H27])/([.G27]+[.H27])" office:value-type="float" office:value="0.871794871794872" calcext:value-type="float">
            <text:p>0.8717948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sh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[.D28]/([.D28]+[.E28])" office:value-type="float" office:value="0.714285714285714" calcext:value-type="float">
            <text:p>0.7142857143</text:p>
          </table:table-cell>
          <table:table-cell table:style-name="ce2" table:formula="of:=[.D28]/([.D28]+[.F28])" office:value-type="float" office:value="0.5" calcext:value-type="float">
            <text:p>0.5</text:p>
          </table:table-cell>
          <table:table-cell table:style-name="ce2" table:formula="of:=2*([.G28]*[.H28])/([.G28]+[.H28])" office:value-type="float" office:value="0.588235294117647" calcext:value-type="float">
            <text:p>0.58823529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30]/([.D30]+[.E30])" office:value-type="float" office:value="0.775" calcext:value-type="float">
            <text:p>0.775</text:p>
          </table:table-cell>
          <table:table-cell table:style-name="ce3" table:formula="of:=[.D30]/([.D30]+[.F30])" office:value-type="float" office:value="0.861111111111111" calcext:value-type="float">
            <text:p>0.8611111111</text:p>
          </table:table-cell>
          <table:table-cell table:formula="of:=2*([.G30]*[.H30])/([.G30]+[.H30])" office:value-type="float" office:value="0.815789473684211" calcext:value-type="float">
            <text:p>0.815789473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number-columns-repeated="3"/>
          <table:table-cell table:style-name="ce2" table:formula="of:=AVERAGE([.G21:.G30])" office:value-type="float" office:value="0.833602411292549" calcext:value-type="float">
            <text:p>0.8336024113</text:p>
          </table:table-cell>
          <table:table-cell table:style-name="ce2" table:formula="of:=AVERAGE([.H21:.H30])" office:value-type="float" office:value="0.817868193084368" calcext:value-type="float">
            <text:p>0.8178681931</text:p>
          </table:table-cell>
          <table:table-cell table:style-name="ce2" table:formula="of:=AVERAGE([.I21:.I30])" office:value-type="float" office:value="0.814908548494836" calcext:value-type="float">
            <text:p>0.814908548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49 Bibliografi yang telah diekstraks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6:28:51.782886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3:47:45.303654807</meta:creation-date>
    <dc:date>2017-09-19T18:00:18.545471089</dc:date>
    <meta:editing-duration>PT54M54S</meta:editing-duration>
    <meta:editing-cycles>8</meta:editing-cycles>
    <meta:generator>LibreOffice/5.1.6.2$Linux_X86_64 LibreOffice_project/10m0$Build-2</meta:generator>
    <meta:document-statistic meta:table-count="1" meta:cell-count="158" meta:object-count="0"/>
  </office:meta>
</office:document-meta>
</file>